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39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0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1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3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4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5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7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8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49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0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1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2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3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4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5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6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7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8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59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0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1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2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3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4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5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6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7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8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69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0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1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2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73" style:family="paragraph" style:parent-style-name="Standard">
      <style:text-properties style:font-name="Nimbus Sans" fo:font-size="12pt" officeooo:rsid="031d2aaa" officeooo:paragraph-rsid="031d2aaa" style:font-size-asian="12pt" style:font-size-complex="12pt"/>
    </style:style>
    <style:style style:name="P74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5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7" style:family="paragraph" style:parent-style-name="Text_20_body">
      <style:paragraph-properties fo:margin-top="0cm" fo:margin-bottom="0cm" loext:contextual-spacing="false" fo:orphans="1"/>
    </style:style>
    <style:style style:name="P7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P79" style:family="paragraph" style:parent-style-name="Standard">
      <style:text-properties style:font-name="Nimbus Sans" fo:font-size="12pt" officeooo:rsid="02d842ef" officeooo:paragraph-rsid="031a4ff1" style:font-size-asian="12pt" style:font-size-complex="12pt"/>
    </style:style>
    <style:style style:name="P80" style:family="paragraph" style:parent-style-name="Standard">
      <style:text-properties style:font-name="Nimbus Sans" fo:font-size="12pt" officeooo:rsid="0333df89" officeooo:paragraph-rsid="0333df89" style:font-size-asian="12pt" style:font-size-complex="12pt"/>
    </style:style>
    <style:style style:name="P81" style:family="paragraph" style:parent-style-name="Standard">
      <style:text-properties style:font-name="Nimbus Sans" fo:font-size="12pt" officeooo:rsid="03368c05" officeooo:paragraph-rsid="03368c05" style:font-size-asian="12pt" style:font-size-complex="12pt"/>
    </style:style>
    <style:style style:name="P82" style:family="paragraph" style:parent-style-name="Standard">
      <style:text-properties style:font-name="Nimbus Sans" fo:font-size="12pt" style:text-underline-style="none" officeooo:rsid="0339f516" officeooo:paragraph-rsid="0339f516" style:font-size-asian="12pt" style:font-size-complex="12pt"/>
    </style:style>
    <style:style style:name="P83" style:family="paragraph" style:parent-style-name="Standard">
      <style:text-properties style:font-name="Nimbus Sans" fo:font-size="12pt" style:text-underline-style="none" officeooo:rsid="033e2c2f" officeooo:paragraph-rsid="033e2c2f" style:font-size-asian="12pt" style:font-size-complex="12pt"/>
    </style:style>
    <style:style style:name="P84" style:family="paragraph" style:parent-style-name="Standard">
      <style:text-properties style:font-name="Nimbus Sans" fo:font-size="12pt" style:text-underline-style="none" officeooo:rsid="034851c4" officeooo:paragraph-rsid="034851c4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T31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2" style:family="text">
      <style:text-properties fo:color="#000000" style:font-name="Monospace" fo:font-size="10pt" fo:background-color="#e8f2fe" loext:char-shading-value="0" style:font-size-asian="10pt"/>
    </style:style>
    <style:style style:name="T33" style:family="text">
      <style:text-properties fo:color="#000000" style:font-name="Monospace" fo:font-size="10pt" fo:font-style="italic" fo:background-color="#e8f2fe" loext:char-shading-value="0" style:font-size-asian="10pt" style:font-style-asian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16">cat id_rsa.pub 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72"><text:span text:style-name="T20">Jenkins in Add Private Key :: </text:span><text:span text:style-name="T19"><text:s/></text:span></text:p>
      <text:p text:style-name="P72"/>
      <text:p text:style-name="P73">=====================================</text:p>
      <text:p text:style-name="P29"/>
      <text:p text:style-name="P29"/>
      <text:p text:style-name="P38"><text:span text:style-name="T19">=</text:span>===================================</text:p>
      <text:p text:style-name="P38"/>
      <text:p text:style-name="P38">Docker ::</text:p>
      <text:p text:style-name="P21"/>
      <text:p text:style-name="P39">Install Docker using below link ::</text:p>
      <text:p text:style-name="P39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39"><text:soft-page-break/></text:p>
      <text:p text:style-name="P39"/>
      <text:p text:style-name="P40">====================================</text:p>
      <text:p text:style-name="P40"/>
      <text:p text:style-name="P40">TestNG Parallel Testing, Opens two browser but runs all tests only in 1 browser</text:p>
      <text:p text:style-name="P42"/>
      <text:p text:style-name="P41"/>
      <text:p text:style-name="P43"><text:span text:style-name="T21">=</text:span>===============================================</text:p>
      <text:p text:style-name="P43"/>
      <text:p text:style-name="P44"><text:span text:style-name="T13">Cypress</text:span> <text:s/>:</text:p>
      <text:p text:style-name="P44"/>
      <text:p text:style-name="P44">1) <text:s/>Fixture : Always Provide a Static data : Constant data</text:p>
      <text:p text:style-name="P45">ex. username , password , </text:p>
      <text:p text:style-name="P67">2) <text:s/>Integration part : always use for your test cases</text:p>
      <text:p text:style-name="P46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7">Accept Certifigate </text:p>
      <text:p text:style-name="P46"><text:span text:style-name="T11">4) <text:s/></text:span><text:span text:style-name="T14">Screenshot</text:span></text:p>
      <text:p text:style-name="P48">5) Support <text:span text:style-name="T15">&gt; Customized methods , library , any utility <text:s/>, </text:span><text:span text:style-name="T16">wrapper</text:span></text:p>
      <text:p text:style-name="P49">6) <text:s/>Cypress.json <text:s/>&gt; you can add your base url , Timeout </text:p>
      <text:p text:style-name="P49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7"/><text:section text:style-name="Sect1" text:name="WEB_ANSWERS_RESULT_11_SlFyYvuDPLeI5OUPiquRqA0__49"><text:p text:style-name="P76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0">describe – Group of test</text:p>
      <text:p text:style-name="P50">context – alias of describe</text:p>
      <text:p text:style-name="P50"/>
      <text:p text:style-name="P50">it() - test </text:p>
      <text:p text:style-name="P51">it() - test <text:s text:c="3"/>&gt; multiple test you can defined</text:p>
      <text:p text:style-name="P51"/>
      <text:p text:style-name="P52">it’s a hook <text:s/>:: </text:p>
      <text:p text:style-name="P52">before()</text:p>
      <text:p text:style-name="P52">after ()</text:p>
      <text:p text:style-name="P52"/>
      <text:p text:style-name="P52"/>
      <text:p text:style-name="P53">skip &gt;&gt; <text:s text:c="2"/>it.skip() <text:s text:c="2"/><text:span text:style-name="T17">&gt; skip test cases </text:span></text:p>
      <text:p text:style-name="P54">I.only() <text:s/>&gt; <text:s/>only specific test run </text:p>
      <text:p text:style-name="P54"/>
      <text:p text:style-name="P55">Precondition &gt; </text:p>
      <text:p text:style-name="P55">test assertion &gt; Expected vs Actual </text:p>
      <text:p text:style-name="P56">Post steps</text:p>
      <text:p text:style-name="P56"/>
      <text:p text:style-name="P57"><text:soft-page-break/>===============================================</text:p>
      <text:p text:style-name="P57"/>
      <text:p text:style-name="P57">Command line through how to run <text:s/></text:p>
      <text:p text:style-name="P57">./node_modules/.bin/cypress run</text:p>
      <text:p text:style-name="P57"/>
      <text:p text:style-name="P57"/>
      <text:p text:style-name="P58">Ctrl C &gt; terminate your current test case</text:p>
      <text:p text:style-name="P58"/>
      <text:p text:style-name="P58">----------------------------</text:p>
      <text:p text:style-name="P59">1) <text:s/>Only Specific js file run in cypress</text:p>
      <text:p text:style-name="P59">./node_modules/.bin/cypress run --spec cypress/integration/mytest/viewport.js</text:p>
      <text:p text:style-name="P59"/>
      <text:p text:style-name="P60">2) /node_modules/.bin/cypress run --spec cypress/integration/mytest/*.js</text:p>
      <text:p text:style-name="P60"/>
      <text:p text:style-name="P61">3) <text:s/>./node_modules/.bin/cypress run --spec cypress/integration/mytest/viewport.js --browser chrome</text:p>
      <text:p text:style-name="P61"/>
      <text:p text:style-name="P62">=======================================</text:p>
      <text:p text:style-name="P62"/>
      <text:p text:style-name="P62">Cypress <text:span text:style-name="T22">intelligent code complition </text:span></text:p>
      <text:p text:style-name="P62"/>
      <text:p text:style-name="P62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2"/>
      <text:p text:style-name="P63">you can add lib in every js file </text:p>
      <text:p text:style-name="P74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3"/>
      <text:p text:style-name="P63"/>
      <text:p text:style-name="P64">Global Config you can add &gt;&gt; jsconfig.json file </text:p>
      <text:p text:style-name="P64"/>
      <text:p text:style-name="P64">---------------------------------------------------------------------------</text:p>
      <text:p text:style-name="P62"/>
      <text:p text:style-name="P65">Command for whole code to comment &gt;&gt; Ctrl + / <text:s/></text:p>
      <text:p text:style-name="P66">same as Uncomment </text:p>
      <text:p text:style-name="P75">// "chromeWebSecurity": false </text:p>
      <text:p text:style-name="P66"/>
      <text:p text:style-name="P66"/>
      <text:p text:style-name="P68">====================================================</text:p>
      <text:p text:style-name="P68">File upload in Cypress</text:p>
      <text:p text:style-name="P68"/>
      <text:p text:style-name="P68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8"/>
      <text:p text:style-name="P78"><text:span text:style-name="T28">import</text:span> <text:span text:style-name="T29">'cypress-file-upload'</text:span>;</text:p>
      <text:p text:style-name="P68"/>
      <text:p text:style-name="P69">===========================================</text:p>
      <text:p text:style-name="P69">MochaAwesome </text:p>
      <text:p text:style-name="P69"/>
      <text:p text:style-name="P69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69"/>
      <text:p text:style-name="P69"><text:a xlink:type="simple" xlink:href="https://www.npmjs.com/package/mochawesome" text:style-name="Internet_20_link" text:visited-style-name="Visited_20_Internet_20_Link">https://www.npmjs.com/package/mochawesome</text:a></text:p>
      <text:p text:style-name="P69"/>
      <text:p text:style-name="P69"><text:soft-page-break/><text:a xlink:type="simple" xlink:href="https://www.npmjs.com/package/mochawesome-merge" text:style-name="Internet_20_link" text:visited-style-name="Visited_20_Internet_20_Link">https://www.npmjs.com/package/mochawesome-merge</text:a></text:p>
      <text:p text:style-name="P69"/>
      <text:p text:style-name="P69"/>
      <text:p text:style-name="P69"/>
      <text:p text:style-name="P69"/>
      <text:p text:style-name="P69"/>
      <text:p text:style-name="P69">--headed <text:s/><text:span text:style-name="T30">&gt; run in browser</text:span></text:p>
      <text:p text:style-name="P69"/>
      <text:p text:style-name="P69">./node_modules/.bin/cypress run --spec cypress/integration/TestCase/Fileupload.js --browser chrome –headed</text:p>
      <text:p text:style-name="P69"/>
      <text:p text:style-name="P70">======================================</text:p>
      <text:p text:style-name="P70"/>
      <text:p text:style-name="P71">Alert API : </text:p>
      <text:p text:style-name="P71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1"/>
      <text:p text:style-name="P71"/>
      <text:p text:style-name="P69">cypress run --record --key 8c13f4ca-29b8-4667-90fa-8a62c9f80dfd</text:p>
      <text:p text:style-name="P69"/>
      <text:p text:style-name="P79">./node_modules/.bin/cypress run --spec cypress/integration/TestCase/Fileupload.js --record --key 8c13f4ca-29b8-4667-90fa-8a62c9f80dfd</text:p>
      <text:p text:style-name="P79"/>
      <text:p text:style-name="P79"/>
      <text:p text:style-name="P79"/>
      <text:p text:style-name="P80">====================================================</text:p>
      <text:p text:style-name="P80"/>
      <text:p text:style-name="P80">API Testing::</text:p>
      <text:p text:style-name="P80"/>
      <text:p text:style-name="P81">1) Add Rest assured Lib</text:p>
      <text:p text:style-name="P81"><text:a xlink:type="simple" xlink:href="https://mvnrepository.com/artifact/io.rest-assured/rest-assured/5.0.1" text:style-name="Internet_20_link" text:visited-style-name="Visited_20_Internet_20_Link">https://mvnrepository.com/artifact/io.rest-assured/rest-assured/5.0.1</text:a></text:p>
      <text:p text:style-name="P81"/>
      <text:p text:style-name="P81">2) <text:s/>TestNG Library</text:p>
      <text:p text:style-name="P81">3) <text:s/><text:a xlink:type="simple" xlink:href="https://github.com/cbeust/testng-eclipse/" text:style-name="Internet_20_link" text:visited-style-name="Visited_20_Internet_20_Link">https://github.com/cbeust/testng-eclipse/</text:a></text:p>
      <text:p text:style-name="P81"/>
      <text:p text:style-name="P82">4) <text:s/><text:a xlink:type="simple" xlink:href="https://github.com/rest-assured/rest-assured/wiki/Usage" text:style-name="Internet_20_link" text:visited-style-name="Visited_20_Internet_20_Link">https://github.com/rest-assured/rest-assured/wiki/Usage</text:a></text:p>
      <text:p text:style-name="P82"/>
      <text:p text:style-name="P83">5) <text:span text:style-name="T31">import</text:span><text:span text:style-name="T32"> </text:span><text:span text:style-name="T31">static</text:span><text:span text:style-name="T32"> org.hamcrest.Matchers.</text:span><text:span text:style-name="T33">equalTo</text:span><text:span text:style-name="T32">;</text:span></text:p>
      <text:p text:style-name="P83"><text:span text:style-name="T32"/></text:p>
      <text:p text:style-name="P83"><text:span text:style-name="T32">6) <text:s/></text:span><text:a xlink:type="simple" xlink:href="https://jsonpathfinder.com/" text:style-name="Internet_20_link" text:visited-style-name="Visited_20_Internet_20_Link">https://jsonpathfinder.com/</text:a></text:p>
      <text:p text:style-name="P83"><text:span text:style-name="T32"/></text:p>
      <text:p text:style-name="P84"><text:span text:style-name="T32">7) <text:s/></text:span></text:p>
      <text:p text:style-name="P69"/>
      <text:p text:style-name="P69"/>
      <text:p text:style-name="P69"/>
      <text:p text:style-name="P69"/>
      <text:p text:style-name="P69"/>
      <text:p text:style-name="P66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7T10:51:46.209526630</dc:date>
    <meta:editing-duration>P3DT14H16M16S</meta:editing-duration>
    <meta:editing-cycles>158</meta:editing-cycles>
    <meta:generator>LibreOffice/6.4.7.2$Linux_X86_64 LibreOffice_project/40$Build-2</meta:generator>
    <meta:document-statistic meta:table-count="0" meta:image-count="0" meta:object-count="0" meta:page-count="6" meta:paragraph-count="134" meta:word-count="531" meta:character-count="4732" meta:non-whitespace-character-count="4081"/>
  </office:meta>
</office:document-meta>
</file>